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kenGroup.getTotal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Group.getStart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Group.getToken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Group.getScor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Group.getNumTok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Grou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Group.addToken( Token token , float scor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TokenGroup.isDistinct( Token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Group.getEnd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